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12cm" svg:stroke-color="#0000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" style:family="graphic" style:parent-style-name="objectwithoutfill">
      <style:graphic-properties svg:stroke-width="0.212cm" svg:stroke-color="#000000" draw:marker-start-width="0.517cm" draw:marker-end-width="0.517cm" draw:fill="none" draw:textarea-vertical-align="middle" fo:padding-top="0.23cm" fo:padding-bottom="0.23cm" fo:padding-left="0.355cm" fo:padding-right="0.355cm"/>
    </style:style>
    <style:style style:name="gr3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none" draw:fill-color="#006699" draw:textarea-horizontal-align="justify" draw:textarea-vertical-align="middle" draw:auto-grow-height="false" fo:min-height="1.8cm" fo:min-width="1.1cm"/>
    </style:style>
    <style:style style:name="gr5" style:family="graphic" style:parent-style-name="standard">
      <style:graphic-properties draw:stroke="none" draw:fill-color="#006699" draw:textarea-horizontal-align="justify" draw:textarea-vertical-align="middle" draw:auto-grow-height="false" fo:min-height="2.4cm" fo:min-width="1.45cm"/>
    </style:style>
    <style:style style:name="gr6" style:family="graphic" style:parent-style-name="standard">
      <style:graphic-properties draw:stroke="none" draw:fill-color="#006699" draw:textarea-horizontal-align="justify" draw:textarea-vertical-align="middle" draw:auto-grow-height="false" fo:min-height="0.639cm" fo:min-width="6cm"/>
    </style:style>
    <style:style style:name="gr7" style:family="graphic" style:parent-style-name="standard">
      <style:graphic-properties draw:stroke="none" draw:fill-color="#ffff00" draw:textarea-horizontal-align="justify" draw:textarea-vertical-align="middle" draw:auto-grow-height="false" fo:min-height="1.8cm" fo:min-width="1.1cm"/>
    </style:style>
    <style:style style:name="gr8" style:family="graphic" style:parent-style-name="standard">
      <style:graphic-properties draw:stroke="none" draw:fill-color="#ffff00" draw:textarea-horizontal-align="justify" draw:textarea-vertical-align="middle" draw:auto-grow-height="false" fo:min-height="2.4cm" fo:min-width="1.45cm"/>
    </style:style>
    <style:style style:name="gr9" style:family="graphic" style:parent-style-name="standard">
      <style:graphic-properties draw:stroke="none" draw:fill-color="#ffff00" draw:textarea-horizontal-align="justify" draw:textarea-vertical-align="middle" draw:auto-grow-height="false" fo:min-height="0.639cm" fo:min-width="6cm"/>
    </style:style>
    <style:style style:name="gr10" style:family="graphic" style:parent-style-name="standard">
      <style:graphic-properties draw:stroke="none" draw:fill-color="#00cc00" draw:textarea-horizontal-align="justify" draw:textarea-vertical-align="middle" draw:auto-grow-height="false" fo:min-height="1.8cm" fo:min-width="1.1cm"/>
    </style:style>
    <style:style style:name="gr11" style:family="graphic" style:parent-style-name="standard">
      <style:graphic-properties draw:stroke="none" draw:fill-color="#00cc00" draw:textarea-horizontal-align="justify" draw:textarea-vertical-align="middle" draw:auto-grow-height="false" fo:min-height="2.4cm" fo:min-width="1.45cm"/>
    </style:style>
    <style:style style:name="gr12" style:family="graphic" style:parent-style-name="standard">
      <style:graphic-properties draw:stroke="none" draw:fill-color="#00cc00" draw:textarea-horizontal-align="justify" draw:textarea-vertical-align="middle" draw:auto-grow-height="false" fo:min-height="0.639cm" fo:min-width="6cm"/>
    </style:style>
    <style:style style:name="gr13" style:family="graphic" style:parent-style-name="standard">
      <style:graphic-properties draw:stroke="none" draw:fill-color="#9900ff" draw:textarea-horizontal-align="justify" draw:textarea-vertical-align="middle" draw:auto-grow-height="false" fo:min-height="1.8cm" fo:min-width="1.1cm"/>
    </style:style>
    <style:style style:name="gr14" style:family="graphic" style:parent-style-name="standard">
      <style:graphic-properties draw:stroke="none" draw:fill-color="#9900ff" draw:textarea-horizontal-align="justify" draw:textarea-vertical-align="middle" draw:auto-grow-height="false" fo:min-height="2.4cm" fo:min-width="1.45cm"/>
    </style:style>
    <style:style style:name="gr15" style:family="graphic" style:parent-style-name="standard">
      <style:graphic-properties draw:stroke="none" draw:fill-color="#9900ff" draw:textarea-horizontal-align="justify" draw:textarea-vertical-align="middle" draw:auto-grow-height="false" fo:min-height="0.639cm" fo:min-width="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6699"/>
      <style:paragraph-properties fo:text-align="center"/>
    </style:style>
    <style:style style:name="P3" style:family="paragraph">
      <loext:graphic-properties draw:fill-color="#ffff00"/>
      <style:paragraph-properties fo:text-align="center"/>
    </style:style>
    <style:style style:name="P4" style:family="paragraph">
      <loext:graphic-properties draw:fill-color="#00cc00"/>
      <style:paragraph-properties fo:text-align="center"/>
    </style:style>
    <style:style style:name="P5" style:family="paragraph">
      <loext:graphic-properties draw:fill-color="#9900ff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Wall_4" svg:x1="2.125cm" svg:y1="2.1cm" svg:x2="2.125cm" svg:y2="31.85cm">
          <text:p/>
        </draw:line>
        <draw:line draw:style-name="gr1" draw:text-style-name="P1" draw:layer="Wall_4" svg:x1="56.65cm" svg:y1="31.85cm" svg:x2="2.126cm" svg:y2="31.85cm">
          <text:p/>
        </draw:line>
        <draw:line draw:style-name="gr1" draw:text-style-name="P1" draw:layer="Wall_4" svg:x1="56.65cm" svg:y1="31.85cm" svg:x2="51.7cm" svg:y2="2.1cm">
          <text:p/>
        </draw:line>
        <draw:line draw:style-name="gr1" draw:text-style-name="P1" draw:layer="Wall_4" svg:x1="55.65cm" svg:y1="25.95cm" svg:x2="6.85cm" svg:y2="25.95cm">
          <text:p/>
        </draw:line>
        <draw:line draw:style-name="gr1" draw:text-style-name="P1" draw:layer="Wall_4" svg:x1="6.85cm" svg:y1="25.95cm" svg:x2="6.85cm" svg:y2="31.85cm">
          <text:p/>
        </draw:line>
        <draw:line draw:style-name="gr1" draw:text-style-name="P1" draw:layer="Wall_4" svg:x1="51.7cm" svg:y1="2.1cm" svg:x2="2.126cm" svg:y2="2.1cm">
          <text:p/>
        </draw:line>
        <draw:line draw:style-name="gr1" draw:text-style-name="P1" draw:layer="Wall_4" svg:x1="18.1cm" svg:y1="25.95cm" svg:x2="18.1cm" svg:y2="31.85cm">
          <text:p/>
        </draw:line>
        <draw:line draw:style-name="gr1" draw:text-style-name="P1" draw:layer="Wall_4" svg:x1="25.7cm" svg:y1="25.95cm" svg:x2="25.7cm" svg:y2="31.85cm">
          <text:p/>
        </draw:line>
        <draw:line draw:style-name="gr1" draw:text-style-name="P1" draw:layer="Wall_4" svg:x1="33.15cm" svg:y1="25.95cm" svg:x2="33.15cm" svg:y2="31.85cm">
          <text:p/>
        </draw:line>
        <draw:line draw:style-name="gr1" draw:text-style-name="P1" draw:layer="Wall_4" svg:x1="36.9cm" svg:y1="25.95cm" svg:x2="36.9cm" svg:y2="31.85cm">
          <text:p/>
        </draw:line>
        <draw:line draw:style-name="gr1" draw:text-style-name="P1" draw:layer="Wall_4" svg:x1="2.126cm" svg:y1="18.2cm" svg:x2="5.501cm" svg:y2="18.2cm">
          <text:p/>
        </draw:line>
        <draw:line draw:style-name="gr1" draw:text-style-name="P1" draw:layer="Wall_4" svg:x1="6.1cm" svg:y1="18.843cm" svg:x2="5.501cm" svg:y2="18.2cm">
          <text:p/>
        </draw:line>
        <draw:line draw:style-name="gr1" draw:text-style-name="P1" draw:layer="Wall_4" svg:x1="8.201cm" svg:y1="21.1cm" svg:x2="7.6cm" svg:y2="20.455cm">
          <text:p/>
        </draw:line>
        <draw:line draw:style-name="gr1" draw:text-style-name="P1" draw:layer="Wall_4" svg:x1="11.5cm" svg:y1="2.1cm" svg:x2="11.501cm" svg:y2="18.05cm">
          <text:p/>
        </draw:line>
        <draw:line draw:style-name="gr1" draw:text-style-name="P1" draw:layer="Wall_4" svg:x1="19.35cm" svg:y1="21.6cm" svg:x2="11.502cm" svg:y2="18.05cm">
          <text:p/>
        </draw:line>
        <draw:line draw:style-name="gr1" draw:text-style-name="P1" draw:layer="Wall_4" svg:x1="8.204cm" svg:y1="21.1cm" svg:x2="11.503cm" svg:y2="18.05cm">
          <text:p/>
        </draw:line>
        <draw:line draw:style-name="gr1" draw:text-style-name="P1" draw:layer="Wall_4" svg:x1="19.349cm" svg:y1="21.6cm" svg:x2="19.619cm" svg:y2="21cm">
          <text:p/>
        </draw:line>
        <draw:line draw:style-name="gr1" draw:text-style-name="P1" draw:layer="Wall_4" svg:x1="20.951cm" svg:y1="2.1cm" svg:x2="20.952cm" svg:y2="18.05cm">
          <text:p/>
        </draw:line>
        <draw:line draw:style-name="gr1" draw:text-style-name="P1" draw:layer="Wall_4" svg:x1="20.951cm" svg:y1="18.05cm" svg:x2="21.9cm" svg:y2="18.05cm">
          <text:p/>
        </draw:line>
        <draw:line draw:style-name="gr1" draw:text-style-name="P1" draw:layer="Wall_4" svg:x1="20.57cm" svg:y1="18.9cm" svg:x2="20.953cm" svg:y2="18.05cm">
          <text:p/>
        </draw:line>
        <draw:line draw:style-name="gr1" draw:text-style-name="P1" draw:layer="Wall_4" svg:x1="41.099cm" svg:y1="2.1cm" svg:x2="44.106cm" svg:y2="18.3cm">
          <text:p/>
        </draw:line>
        <draw:line draw:style-name="gr1" draw:text-style-name="P1" draw:layer="Wall_4" svg:x1="44.7cm" svg:y1="21.495cm" svg:x2="54.6cm" svg:y2="19.65cm">
          <text:p/>
        </draw:line>
        <draw:line draw:style-name="gr1" draw:text-style-name="P1" draw:layer="Wall_4" svg:x1="44.7cm" svg:y1="21.495cm" svg:x2="44.55cm" svg:y2="20.687cm">
          <text:p/>
        </draw:line>
        <draw:line draw:style-name="gr1" draw:text-style-name="P1" draw:layer="Wall_4" svg:x1="41.3cm" svg:y1="17.6cm" svg:x2="43.7cm" svg:y2="16.25cm">
          <text:p/>
        </draw:line>
        <draw:line draw:style-name="gr1" draw:text-style-name="P1" draw:layer="Wall_4" svg:x1="42.55cm" svg:y1="25.95cm" svg:x2="42.55cm" svg:y2="31.85cm">
          <text:p/>
        </draw:line>
        <draw:path draw:style-name="gr1" draw:text-style-name="P1" draw:layer="Wall_4" svg:width="12.952cm" svg:height="6.404cm" draw:transform="rotate (-2.68239652739009) translate (38.85cm 18.7cm)" svg:viewBox="0 0 12953 6405" svg:d="M0 0c8947 631 12953 6405 12953 6405">
          <text:p/>
        </draw:path>
        <draw:line draw:style-name="gr2" draw:text-style-name="P1" draw:layer="Wall_4" svg:x1="45.25cm" svg:y1="28.9cm" svg:x2="51.15cm" svg:y2="28.9cm">
          <text:p/>
        </draw:line>
        <draw:line draw:style-name="gr2" draw:text-style-name="P1" draw:layer="Wall_4" svg:x1="9.6cm" svg:y1="28.9cm" svg:x2="15.5cm" svg:y2="28.9cm">
          <text:p/>
        </draw:line>
        <draw:g>
          <draw:g>
            <draw:g>
              <draw:line draw:style-name="gr3" draw:text-style-name="P1" draw:layer="Detail_4" svg:x1="45.35cm" svg:y1="25.95cm" svg:x2="45.35cm" svg:y2="28.9cm">
                <text:p/>
              </draw:line>
              <draw:line draw:style-name="gr3" draw:text-style-name="P1" draw:layer="Detail_4" svg:x1="46.05cm" svg:y1="25.95cm" svg:x2="46.05cm" svg:y2="28.9cm">
                <text:p/>
              </draw:line>
              <draw:line draw:style-name="gr3" draw:text-style-name="P1" draw:layer="Detail_4" svg:x1="46.75cm" svg:y1="25.95cm" svg:x2="46.75cm" svg:y2="28.9cm">
                <text:p/>
              </draw:line>
              <draw:line draw:style-name="gr3" draw:text-style-name="P1" draw:layer="Detail_4" svg:x1="47.45cm" svg:y1="25.95cm" svg:x2="47.45cm" svg:y2="28.9cm">
                <text:p/>
              </draw:line>
              <draw:line draw:style-name="gr3" draw:text-style-name="P1" draw:layer="Detail_4" svg:x1="48.15cm" svg:y1="25.95cm" svg:x2="48.15cm" svg:y2="28.9cm">
                <text:p/>
              </draw:line>
              <draw:line draw:style-name="gr3" draw:text-style-name="P1" draw:layer="Detail_4" svg:x1="48.85cm" svg:y1="25.95cm" svg:x2="48.85cm" svg:y2="28.9cm">
                <text:p/>
              </draw:line>
              <draw:line draw:style-name="gr3" draw:text-style-name="P1" draw:layer="Detail_4" svg:x1="49.55cm" svg:y1="25.95cm" svg:x2="49.55cm" svg:y2="28.9cm">
                <text:p/>
              </draw:line>
              <draw:line draw:style-name="gr3" draw:text-style-name="P1" draw:layer="Detail_4" svg:x1="50.25cm" svg:y1="25.95cm" svg:x2="50.25cm" svg:y2="28.9cm">
                <text:p/>
              </draw:line>
              <draw:line draw:style-name="gr3" draw:text-style-name="P1" draw:layer="Detail_4" svg:x1="50.95cm" svg:y1="25.95cm" svg:x2="50.95cm" svg:y2="28.9cm">
                <text:p/>
              </draw:line>
            </draw:g>
            <draw:g>
              <draw:line draw:style-name="gr3" draw:text-style-name="P1" draw:layer="Detail_4" svg:x1="45.35cm" svg:y1="28.9cm" svg:x2="45.35cm" svg:y2="31.85cm">
                <text:p/>
              </draw:line>
              <draw:line draw:style-name="gr3" draw:text-style-name="P1" draw:layer="Detail_4" svg:x1="46.05cm" svg:y1="28.9cm" svg:x2="46.05cm" svg:y2="31.85cm">
                <text:p/>
              </draw:line>
              <draw:line draw:style-name="gr3" draw:text-style-name="P1" draw:layer="Detail_4" svg:x1="46.75cm" svg:y1="28.9cm" svg:x2="46.75cm" svg:y2="31.85cm">
                <text:p/>
              </draw:line>
              <draw:line draw:style-name="gr3" draw:text-style-name="P1" draw:layer="Detail_4" svg:x1="47.45cm" svg:y1="28.9cm" svg:x2="47.45cm" svg:y2="31.85cm">
                <text:p/>
              </draw:line>
              <draw:line draw:style-name="gr3" draw:text-style-name="P1" draw:layer="Detail_4" svg:x1="48.15cm" svg:y1="28.9cm" svg:x2="48.15cm" svg:y2="31.85cm">
                <text:p/>
              </draw:line>
              <draw:line draw:style-name="gr3" draw:text-style-name="P1" draw:layer="Detail_4" svg:x1="48.85cm" svg:y1="28.9cm" svg:x2="48.85cm" svg:y2="31.85cm">
                <text:p/>
              </draw:line>
              <draw:line draw:style-name="gr3" draw:text-style-name="P1" draw:layer="Detail_4" svg:x1="49.55cm" svg:y1="28.9cm" svg:x2="49.55cm" svg:y2="31.85cm">
                <text:p/>
              </draw:line>
              <draw:line draw:style-name="gr3" draw:text-style-name="P1" draw:layer="Detail_4" svg:x1="50.25cm" svg:y1="28.9cm" svg:x2="50.25cm" svg:y2="31.85cm">
                <text:p/>
              </draw:line>
              <draw:line draw:style-name="gr3" draw:text-style-name="P1" draw:layer="Detail_4" svg:x1="50.95cm" svg:y1="28.9cm" svg:x2="50.95cm" svg:y2="31.85cm">
                <text:p/>
              </draw:line>
            </draw:g>
          </draw:g>
          <draw:g>
            <draw:g>
              <draw:line draw:style-name="gr3" draw:text-style-name="P1" draw:layer="Detail_4" svg:x1="9.7cm" svg:y1="25.95cm" svg:x2="9.7cm" svg:y2="28.9cm">
                <text:p/>
              </draw:line>
              <draw:line draw:style-name="gr3" draw:text-style-name="P1" draw:layer="Detail_4" svg:x1="10.4cm" svg:y1="25.95cm" svg:x2="10.4cm" svg:y2="28.9cm">
                <text:p/>
              </draw:line>
              <draw:line draw:style-name="gr3" draw:text-style-name="P1" draw:layer="Detail_4" svg:x1="11.1cm" svg:y1="25.95cm" svg:x2="11.1cm" svg:y2="28.9cm">
                <text:p/>
              </draw:line>
              <draw:line draw:style-name="gr3" draw:text-style-name="P1" draw:layer="Detail_4" svg:x1="11.8cm" svg:y1="25.95cm" svg:x2="11.8cm" svg:y2="28.9cm">
                <text:p/>
              </draw:line>
              <draw:line draw:style-name="gr3" draw:text-style-name="P1" draw:layer="Detail_4" svg:x1="12.5cm" svg:y1="25.95cm" svg:x2="12.5cm" svg:y2="28.9cm">
                <text:p/>
              </draw:line>
              <draw:line draw:style-name="gr3" draw:text-style-name="P1" draw:layer="Detail_4" svg:x1="13.2cm" svg:y1="25.95cm" svg:x2="13.2cm" svg:y2="28.9cm">
                <text:p/>
              </draw:line>
              <draw:line draw:style-name="gr3" draw:text-style-name="P1" draw:layer="Detail_4" svg:x1="13.9cm" svg:y1="25.95cm" svg:x2="13.9cm" svg:y2="28.9cm">
                <text:p/>
              </draw:line>
              <draw:line draw:style-name="gr3" draw:text-style-name="P1" draw:layer="Detail_4" svg:x1="14.6cm" svg:y1="25.95cm" svg:x2="14.6cm" svg:y2="28.9cm">
                <text:p/>
              </draw:line>
              <draw:line draw:style-name="gr3" draw:text-style-name="P1" draw:layer="Detail_4" svg:x1="15.3cm" svg:y1="25.95cm" svg:x2="15.3cm" svg:y2="28.9cm">
                <text:p/>
              </draw:line>
            </draw:g>
            <draw:g>
              <draw:line draw:style-name="gr3" draw:text-style-name="P1" draw:layer="Detail_4" svg:x1="9.7cm" svg:y1="28.9cm" svg:x2="9.7cm" svg:y2="31.85cm">
                <text:p/>
              </draw:line>
              <draw:line draw:style-name="gr3" draw:text-style-name="P1" draw:layer="Detail_4" svg:x1="10.4cm" svg:y1="28.9cm" svg:x2="10.4cm" svg:y2="31.85cm">
                <text:p/>
              </draw:line>
              <draw:line draw:style-name="gr3" draw:text-style-name="P1" draw:layer="Detail_4" svg:x1="11.1cm" svg:y1="28.9cm" svg:x2="11.1cm" svg:y2="31.85cm">
                <text:p/>
              </draw:line>
              <draw:line draw:style-name="gr3" draw:text-style-name="P1" draw:layer="Detail_4" svg:x1="11.8cm" svg:y1="28.9cm" svg:x2="11.8cm" svg:y2="31.85cm">
                <text:p/>
              </draw:line>
              <draw:line draw:style-name="gr3" draw:text-style-name="P1" draw:layer="Detail_4" svg:x1="12.5cm" svg:y1="28.9cm" svg:x2="12.5cm" svg:y2="31.85cm">
                <text:p/>
              </draw:line>
              <draw:line draw:style-name="gr3" draw:text-style-name="P1" draw:layer="Detail_4" svg:x1="13.2cm" svg:y1="28.9cm" svg:x2="13.2cm" svg:y2="31.85cm">
                <text:p/>
              </draw:line>
              <draw:line draw:style-name="gr3" draw:text-style-name="P1" draw:layer="Detail_4" svg:x1="13.9cm" svg:y1="28.9cm" svg:x2="13.9cm" svg:y2="31.85cm">
                <text:p/>
              </draw:line>
              <draw:line draw:style-name="gr3" draw:text-style-name="P1" draw:layer="Detail_4" svg:x1="14.6cm" svg:y1="28.9cm" svg:x2="14.6cm" svg:y2="31.85cm">
                <text:p/>
              </draw:line>
              <draw:line draw:style-name="gr3" draw:text-style-name="P1" draw:layer="Detail_4" svg:x1="15.3cm" svg:y1="28.9cm" svg:x2="15.3cm" svg:y2="31.85cm">
                <text:p/>
              </draw:line>
            </draw:g>
          </draw:g>
        </draw:g>
        <draw:g>
          <draw:custom-shape draw:style-name="gr4" draw:text-style-name="P2" draw:layer="FCU_4" svg:width="1.6cm" svg:height="2.05cm" svg:x="3.3cm" svg:y="14.0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FCU_4" svg:width="1.95cm" svg:height="2.65cm" svg:x="5.3cm" svg:y="13.7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2" draw:layer="FCU_4" svg:width="6.5cm" svg:height="0.889cm" svg:x="3.3cm" svg:y="14.63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3" draw:layer="FCU_4" svg:width="1.6cm" svg:height="2.05cm" svg:x="17.65cm" svg:y="14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8" draw:text-style-name="P3" draw:layer="FCU_4" svg:width="1.95cm" svg:height="2.65cm" svg:x="15.3cm" svg:y="13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9" draw:text-style-name="P3" draw:layer="FCU_4" svg:width="6.5cm" svg:height="0.889cm" svg:x="12.75cm" svg:y="14.631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0" draw:text-style-name="P4" draw:layer="FCU_4" svg:width="1.6cm" svg:height="2.05cm" svg:x="32.2cm" svg:y="14.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1" draw:text-style-name="P4" draw:layer="FCU_4" svg:width="1.95cm" svg:height="2.65cm" svg:x="29.85cm" svg:y="14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2" draw:text-style-name="P4" draw:layer="FCU_4" svg:width="6.5cm" svg:height="0.889cm" svg:x="27.3cm" svg:y="15.181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3" draw:text-style-name="P5" draw:layer="FCU_4" svg:width="1.6cm" svg:height="2.05cm" svg:x="49.006cm" svg:y="6.9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4" draw:text-style-name="P5" draw:layer="FCU_4" svg:width="1.95cm" svg:height="2.65cm" svg:x="46.656cm" svg:y="6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5" draw:text-style-name="P5" draw:layer="FCU_4" svg:width="6.5cm" svg:height="0.889cm" svg:x="44.106cm" svg:y="7.531cm">
            <text:p/>
            <draw:enhanced-geometry svg:viewBox="0 0 21600 21600" draw:mirror-horizontal="tru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Wall_4"/>
      <draw:layer draw:name="Detail_4"/>
      <draw:layer draw:name="FCU_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2T12:37:28.322000000</meta:creation-date>
    <dc:date>2017-02-07T14:59:21.534000000</dc:date>
    <meta:editing-duration>PT4H53M12S</meta:editing-duration>
    <meta:editing-cycles>73</meta:editing-cycles>
    <meta:generator>LibreOffice/5.2.3.3$Windows_x86 LibreOffice_project/d54a8868f08a7b39642414cf2c8ef2f228f780cf</meta:generator>
    <meta:document-statistic meta:object-count="87"/>
  </office:meta>
</office:document-meta>
</file>